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14db7e" officeooo:paragraph-rsid="0014db7e" style:font-weight-asian="bold" style:font-weight-complex="bold"/>
    </style:style>
    <style:style style:name="P2" style:family="paragraph" style:parent-style-name="Standard">
      <style:paragraph-properties fo:text-align="center" style:justify-single-word="false"/>
      <style:text-properties fo:font-size="16pt" fo:font-weight="bold" officeooo:rsid="00153bf7" officeooo:paragraph-rsid="00153bf7"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weight="normal" officeooo:rsid="00153bf7" officeooo:paragraph-rsid="00153bf7" style:font-weight-asian="normal" style:font-weight-complex="normal"/>
    </style:style>
    <style:style style:name="P4" style:family="paragraph" style:parent-style-name="Standard">
      <style:paragraph-properties fo:text-align="center" style:justify-single-word="false"/>
      <style:text-properties fo:font-size="10pt" fo:font-weight="normal" officeooo:rsid="00153bf7" officeooo:paragraph-rsid="00153bf7" style:font-size-asian="10pt" style:font-weight-asian="normal" style:font-size-complex="10pt" style:font-weight-complex="normal"/>
    </style:style>
    <style:style style:name="P5" style:family="paragraph" style:parent-style-name="Standard">
      <style:text-properties officeooo:rsid="0014db7e" officeooo:paragraph-rsid="0014db7e"/>
    </style:style>
    <style:style style:name="P6" style:family="paragraph" style:parent-style-name="Standard">
      <style:text-properties style:font-name="FreeMono" officeooo:rsid="0014db7e" officeooo:paragraph-rsid="0014db7e"/>
    </style:style>
    <style:style style:name="P7" style:family="paragraph" style:parent-style-name="Standard">
      <style:text-properties style:font-name="Times New Roman" officeooo:rsid="00153bf7" officeooo:paragraph-rsid="0014db7e"/>
    </style:style>
    <style:style style:name="P8" style:family="paragraph" style:parent-style-name="Standard">
      <style:text-properties style:font-name="Times New Roman" fo:font-weight="bold" officeooo:rsid="001636ee" officeooo:paragraph-rsid="001636ee" style:font-weight-asian="bold" style:font-weight-complex="bold"/>
    </style:style>
    <style:style style:name="P9" style:family="paragraph" style:parent-style-name="Standard">
      <style:text-properties style:font-name="Times New Roman" fo:font-weight="normal" officeooo:rsid="001636ee" officeooo:paragraph-rsid="001636ee" style:font-weight-asian="normal" style:font-weight-complex="normal"/>
    </style:style>
    <style:style style:name="P10" style:family="paragraph" style:parent-style-name="Standard">
      <style:text-properties style:font-name="FreeMono" officeooo:rsid="001a141b" officeooo:paragraph-rsid="001a141b"/>
    </style:style>
    <style:style style:name="T1" style:family="text">
      <style:text-properties officeooo:rsid="00174922"/>
    </style:style>
    <style:style style:name="T2" style:family="text">
      <style:text-properties officeooo:rsid="00183ceb"/>
    </style:style>
    <style:style style:name="T3" style:family="text">
      <style:text-properties officeooo:rsid="001b89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CPSC 362</text:p>
      <text:p text:style-name="P3">Homework 2</text:p>
      <text:p text:style-name="P4">John Heatheringt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Brute/</text:span>md5crack.py:</text:p>
      <text:p text:style-name="P5"/>
      <text:p text:style-name="P10">import os, sys, hashlib, time </text:p>
      <text:p text:style-name="P10"/>
      <text:p text:style-name="P10">def crack(hashed): </text:p>
      <text:p text:style-name="P10"><text:s text:c="3"/># Characters to select from </text:p>
      <text:p text:style-name="P10"><text:s text:c="3"/>chars = "abcdefghijklmnopqrstuvwxyz" </text:p>
      <text:p text:style-name="P10"><text:s text:c="3"/>charl = len(chars) </text:p>
      <text:p text:style-name="P10"/>
      <text:p text:style-name="P10"><text:s text:c="3"/># Try each combination </text:p>
      <text:p text:style-name="P10"><text:s text:c="3"/>for i in xrange(charl): </text:p>
      <text:p text:style-name="P10"><text:s text:c="6"/>for j in xrange(charl): </text:p>
      <text:p text:style-name="P10"><text:s text:c="9"/>for k in xrange(charl): </text:p>
      <text:p text:style-name="P10"><text:s text:c="12"/>for l in xrange(charl): </text:p>
      <text:p text:style-name="P10"><text:s text:c="15"/># Calculate the hash of each combination and return if it matches </text:p>
      <text:p text:style-name="P10"><text:s text:c="15"/>word = chars[i] + chars[j] + chars[k] + chars[l] </text:p>
      <text:p text:style-name="P10"><text:s text:c="15"/>temp = hashlib.md5(word) </text:p>
      <text:p text:style-name="P10"><text:s text:c="15"/>if temp.hexdigest() == hashed: </text:p>
      <text:p text:style-name="P10"><text:s text:c="19"/>return word </text:p>
      <text:p text:style-name="P10"/>
      <text:p text:style-name="P10">def main(): </text:p>
      <text:p text:style-name="P10"><text:s text:c="3"/>tocrack = hashlib.md5(sys.argv[1]).hexdigest() </text:p>
      <text:p text:style-name="P10"><text:s text:c="3"/>print "Attempting to crack '", sys.argv[1], "'" </text:p>
      <text:p text:style-name="P10"><text:s text:c="3"/>print "Hash: ", tocrack </text:p>
      <text:p text:style-name="P10"><text:s text:c="3"/>time_start = time.time() </text:p>
      <text:p text:style-name="P10"><text:s text:c="3"/>print crack(tocrack) </text:p>
      <text:p text:style-name="P10"><text:s text:c="3"/>time_stop = time.time() </text:p>
      <text:p text:style-name="P10"><text:s text:c="3"/>print time_stop - time_start </text:p>
      <text:p text:style-name="P10"/>
      <text:p text:style-name="P10">if __name__ == '__main__': </text:p>
      <text:p text:style-name="P10"><text:s text:c="3"/>mai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LocallyThreaded/server</text:span>.py:</text:p>
      <text:p text:style-name="P5"/>
      <text:p text:style-name="P10">import os, sys, socket, threading, math, time </text:p>
      <text:p text:style-name="P10"><text:soft-page-break/></text:p>
      <text:p text:style-name="P10"># Thread to generate first 4 letters and serve them out </text:p>
      <text:p text:style-name="P10">class wordgen(threading.Thread): </text:p>
      <text:p text:style-name="P10"><text:s text:c="3"/>def __init__(self): </text:p>
      <text:p text:style-name="P10"><text:s text:c="6"/>threading.Thread.__init__(self) </text:p>
      <text:p text:style-name="P10"><text:s text:c="6"/>self.s = socket.socket() </text:p>
      <text:p text:style-name="P10"><text:s text:c="6"/>self.s.setsockopt(socket.SOL_SOCKET, socket.SO_REUSEADDR,1) </text:p>
      <text:p text:style-name="P10"><text:s text:c="6"/>self.s.bind(('',5555)) </text:p>
      <text:p text:style-name="P10"/>
      <text:p text:style-name="P10"><text:s text:c="3"/>def run(self): </text:p>
      <text:p text:style-name="P10"><text:s text:c="6"/># Characters to select from </text:p>
      <text:p text:style-name="P10"><text:s text:c="6"/>chars = "abcdefghijklmnopqrstuvwxyz" </text:p>
      <text:p text:style-name="P10"><text:s text:c="6"/>charl = len(chars) </text:p>
      <text:p text:style-name="P10"><text:s text:c="6"/></text:p>
      <text:p text:style-name="P10"><text:s text:c="6"/># Listen for workers </text:p>
      <text:p text:style-name="P10"><text:s text:c="6"/>self.s.listen(1) </text:p>
      <text:p text:style-name="P10"/>
      <text:p text:style-name="P10"><text:s text:c="6"/># Send out combinations of 4-letter words to start from </text:p>
      <text:p text:style-name="P10"><text:s text:c="6"/>for i in xrange(charl): </text:p>
      <text:p text:style-name="P10"><text:s text:c="9"/>for j in xrange(charl): </text:p>
      <text:p text:style-name="P10"><text:s text:c="12"/>for k in xrange(charl): </text:p>
      <text:p text:style-name="P10"><text:s text:c="15"/>for l in xrange(charl): </text:p>
      <text:p text:style-name="P10"><text:s text:c="18"/>start = chars[i] + chars[j] + chars[k] + chars[l] </text:p>
      <text:p text:style-name="P10"><text:s text:c="18"/>conn, addr = self.s.accept() </text:p>
      <text:p text:style-name="P10"><text:s text:c="18"/>conn.send(start) </text:p>
      <text:p text:style-name="P10"/>
      <text:p text:style-name="P10">def main(): </text:p>
      <text:p text:style-name="P10"><text:s text:c="3"/>t_start = time.time() </text:p>
      <text:p text:style-name="P10"><text:s text:c="3"/># Create word generator and start it </text:p>
      <text:p text:style-name="P10"><text:s text:c="3"/>generator = wordgen() </text:p>
      <text:p text:style-name="P10"><text:s text:c="3"/>generator.start() </text:p>
      <text:p text:style-name="P10"/>
      <text:p text:style-name="P10"><text:s text:c="3"/># Wait for one of the workers to send a result back </text:p>
      <text:p text:style-name="P10"><text:s text:c="3"/>s = socket.socket() </text:p>
      <text:p text:style-name="P10"><text:s text:c="3"/>s.setsockopt(socket.SOL_SOCKET, socket.SO_REUSEADDR,1) </text:p>
      <text:p text:style-name="P10"><text:s text:c="3"/>s.bind(('', 5556)) </text:p>
      <text:p text:style-name="P10"><text:s text:c="3"/>s.listen(1) </text:p>
      <text:p text:style-name="P10"><text:s text:c="3"/>print "Waiting for response from client" </text:p>
      <text:p text:style-name="P10"><text:s text:c="3"/>conn, addr = s.accept() </text:p>
      <text:p text:style-name="P10"><text:s text:c="3"/>word = conn.recv(1024) </text:p>
      <text:p text:style-name="P10"><text:s text:c="3"/>t_end = time.time() </text:p>
      <text:p text:style-name="P10"><text:s text:c="3"/>print "Result: ", word </text:p>
      <text:p text:style-name="P10"><text:s text:c="3"/>print "Time: ", t_end - t_start, "s" </text:p>
      <text:p text:style-name="P10"><text:s text:c="3"/>os.exit(1) </text:p>
      <text:p text:style-name="P10"/>
      <text:p text:style-name="P10">if __name__ == '__main__': </text:p>
      <text:p text:style-name="P10"><text:s text:c="3"/>main()</text:p>
      <text:p text:style-name="P6"/>
      <text:p text:style-name="P1"><text:span text:style-name="T3">LocallyThreaded/client.py</text:span>:</text:p>
      <text:p text:style-name="P5"/>
      <text:p text:style-name="P10">import os, sys, socket, hashlib </text:p>
      <text:p text:style-name="P10"/>
      <text:p text:style-name="P10">hashedword = "4f9c4e19748be021372db6d5e10cfd02" </text:p>
      <text:p text:style-name="P10"/>
      <text:p text:style-name="P10">def main(): </text:p>
      <text:p text:style-name="P10"><text:s text:c="3"/># Target server to retrieve orders from </text:p>
      <text:p text:style-name="P10"><text:soft-page-break/><text:s text:c="3"/>target = 'dragon4.cs.clemson.edu' </text:p>
      <text:p text:style-name="P10"><text:s text:c="3"/>port = 5555 </text:p>
      <text:p text:style-name="P10"/>
      <text:p text:style-name="P10"><text:s text:c="3"/># Characters to select from </text:p>
      <text:p text:style-name="P10"><text:s text:c="3"/>chars = "abcdefghijklmnopqrstuvwxyz" </text:p>
      <text:p text:style-name="P10"><text:s text:c="3"/>charl = len(chars) </text:p>
      <text:p text:style-name="P10"><text:s text:c="3"/></text:p>
      <text:p text:style-name="P10"><text:s text:c="3"/># Keep grabbing starting combinations from the master server </text:p>
      <text:p text:style-name="P10"><text:s text:c="3"/>while True: </text:p>
      <text:p text:style-name="P10"><text:s text:c="6"/># Create a new socket </text:p>
      <text:p text:style-name="P10"><text:s text:c="6"/>s = socket.socket() </text:p>
      <text:p text:style-name="P10"><text:s text:c="6"/>s.setsockopt(socket.SOL_SOCKET, socket.SO_REUSEADDR, 1) </text:p>
      <text:p text:style-name="P10"><text:s text:c="6"/>s.connect((target,port)) </text:p>
      <text:p text:style-name="P10"><text:s text:c="6"/></text:p>
      <text:p text:style-name="P10"><text:s text:c="6"/># Retrieve first 4 letters from server </text:p>
      <text:p text:style-name="P10"><text:s text:c="6"/>try: </text:p>
      <text:p text:style-name="P10"><text:s text:c="9"/>start = s.recv(1024) </text:p>
      <text:p text:style-name="P10"><text:s text:c="6"/>except socket.timeout: </text:p>
      <text:p text:style-name="P10"><text:s text:c="9"/>os._exit(1) </text:p>
      <text:p text:style-name="P10"/>
      <text:p text:style-name="P10"><text:s text:c="6"/># Try combinations of last 4 letters with first 4 </text:p>
      <text:p text:style-name="P10"><text:s text:c="6"/>for i in xrange(charl): </text:p>
      <text:p text:style-name="P10"><text:s text:c="9"/>for j in xrange(charl): </text:p>
      <text:p text:style-name="P10"><text:s text:c="12"/>for k in xrange(charl): </text:p>
      <text:p text:style-name="P10"><text:s text:c="15"/>for l in xrange(charl): </text:p>
      <text:p text:style-name="P10"><text:s text:c="18"/># Hash the word and compare it - send it back to server if it matches </text:p>
      <text:p text:style-name="P10"><text:s text:c="18"/>word = start + chars[i] + chars[j] + chars[k] + chars[l] </text:p>
      <text:p text:style-name="P10"><text:s text:c="18"/>temp = hashlib.md5(word) </text:p>
      <text:p text:style-name="P10"><text:s text:c="18"/>if temp.hexdigest() == hashedword: </text:p>
      <text:p text:style-name="P10"><text:s text:c="21"/>print word </text:p>
      <text:p text:style-name="P10"><text:s text:c="21"/>sock = socket.socket() </text:p>
      <text:p text:style-name="P10"><text:s text:c="21"/>sock.setsockopt(socket.SOL_SOCKET, socket.SO_REUSEADDR,1) </text:p>
      <text:p text:style-name="P10"><text:s text:c="21"/>sock.connect((target,5556)) </text:p>
      <text:p text:style-name="P10"><text:s text:c="21"/>sock.send(word) </text:p>
      <text:p text:style-name="P10"><text:s text:c="21"/>sock.close() </text:p>
      <text:p text:style-name="P10"><text:s text:c="21"/>os._exit(1) </text:p>
      <text:p text:style-name="P10"><text:s text:c="6"/>s.close() </text:p>
      <text:p text:style-name="P10"/>
      <text:p text:style-name="P10">if __name__ == '__main__': </text:p>
      <text:p text:style-name="P10"><text:s text:c="3"/>main()</text:p>
      <text:p text:style-name="P10"/>
      <text:p text:style-name="P10"/>
      <text:p text:style-name="P1">md5.condor:</text:p>
      <text:p text:style-name="P5"/>
      <text:p text:style-name="P6">universe=vanilla </text:p>
      <text:p text:style-name="P6">requirements= OpSys=="WINNT61" &amp;&amp; Arch=="INTEL" &amp;&amp; CCIT_LAB==TRUE </text:p>
      <text:p text:style-name="P6">environment=path=c:\winnt\system32 </text:p>
      <text:p text:style-name="P6">executable=setup.bat </text:p>
      <text:p text:style-name="P6">input=md5c.py </text:p>
      <text:p text:style-name="P6">should_transfer_files=YES </text:p>
      <text:p text:style-name="P6">when_to_transfer_output=ON_EXIT </text:p>
      <text:p text:style-name="P6">output=md5.out </text:p>
      <text:p text:style-name="P6">error=md5.err </text:p>
      <text:p text:style-name="P6"><text:soft-page-break/>log=md5.log </text:p>
      <text:p text:style-name="P6">notification=never </text:p>
      <text:p text:style-name="P6"/>
      <text:p text:style-name="P6">queue 300</text:p>
      <text:p text:style-name="P6"/>
      <text:p text:style-name="P5"/>
      <text:p text:style-name="P1">setup.bat:</text:p>
      <text:p text:style-name="P5"/>
      <text:p text:style-name="P6">"C:\Python26\python.exe" md5c.py</text:p>
      <text:p text:style-name="P7"/>
      <text:p text:style-name="P7"/>
      <text:p text:style-name="P8">Results:</text:p>
      <text:p text:style-name="P9">The hash cracking script yielded the word 'halberds' when run. <text:s/><text:span text:style-name="T1">It took roughly 9 to 13 minutes, for the 3 runs in which I tried it. <text:s/>With my implementation, however, words starting with letters toward the end of the alphabet will take substantially longer (perhaps around 30 to 40 minutes, max). <text:s/>If w</text:span><text:span text:style-name="T2">e examine the time it takes to crack a 4-character hash (roughly 4.26 seconds for “zzzz”) and compare that to the combinations required for a 8-character hash (26^8 compared to 26^4), we would expect the latter to run in around 22.5 days. <text:s/>Thus we see that the distributed method allowed us to crack it in about 0.001 to 0.0003 the time, depending upon the letters the word starts with. <text:s/>This issue of words at the end of the alphabet taking longer to crack might be avoided if we could generate combinations sampling in various spots around the alphabet in order to obtain a better average res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1-02-23T21:30:01</meta:creation-date>
    <dc:date>2013-08-25T17:14:46</dc:date>
    <dc:creator>John Heatherington</dc:creator>
    <meta:editing-duration>PT51M54S</meta:editing-duration>
    <meta:editing-cycles>6</meta:editing-cycles>
    <meta:generator>LibreOffice/4.0.2.2$Linux_X86_64 LibreOffice_project/400m0$Build-2</meta:generator>
    <meta:document-statistic meta:table-count="0" meta:image-count="0" meta:object-count="0" meta:page-count="5" meta:paragraph-count="131" meta:word-count="595" meta:character-count="5034" meta:non-whitespace-character-count="3716"/>
  </office:meta>
</office:document-meta>
</file>